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/>
    </style:style>
    <style:style style:name="P2" style:family="paragraph" style:parent-style-name="Standard">
      <style:text-properties fo:font-size="18pt" style:font-size-asian="15.75pt" style:font-size-complex="18pt"/>
    </style:style>
    <style:style style:name="P3" style:family="paragraph" style:parent-style-name="Standard">
      <style:text-properties fo:font-size="18pt" officeooo:rsid="0005ff07" officeooo:paragraph-rsid="0005ff07" style:font-size-asian="15.75pt" style:font-size-complex="18pt"/>
    </style:style>
    <style:style style:name="P4" style:family="paragraph" style:parent-style-name="Standard">
      <style:text-properties fo:font-size="18pt" officeooo:rsid="000b4907" officeooo:paragraph-rsid="000b4907" style:font-size-asian="15.75pt" style:font-size-complex="18pt"/>
    </style:style>
    <style:style style:name="P5" style:family="paragraph" style:parent-style-name="Standard">
      <style:text-properties fo:font-size="18pt" officeooo:rsid="000ddb73" officeooo:paragraph-rsid="000ddb73" style:font-size-asian="15.75pt" style:font-size-complex="18pt"/>
    </style:style>
    <style:style style:name="P6" style:family="paragraph" style:parent-style-name="Standard">
      <style:text-properties fo:font-size="18pt" officeooo:paragraph-rsid="00132d4b" style:font-size-asian="15.75pt" style:font-size-complex="18pt"/>
    </style:style>
    <style:style style:name="P7" style:family="paragraph" style:parent-style-name="Standard">
      <style:text-properties fo:font-size="18pt" officeooo:rsid="00162168" officeooo:paragraph-rsid="00162168" style:font-size-asian="15.75pt" style:font-size-complex="18pt"/>
    </style:style>
    <style:style style:name="P8" style:family="paragraph" style:parent-style-name="Standard">
      <style:text-properties fo:font-size="18pt" officeooo:rsid="00188753" officeooo:paragraph-rsid="00188753" style:font-size-asian="15.75pt" style:font-size-complex="18pt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style:font-size-asian="18pt" style:font-size-complex="18pt"/>
    </style:style>
    <style:style style:name="P11" style:family="paragraph" style:parent-style-name="Standard">
      <style:text-properties fo:font-size="18pt" officeooo:paragraph-rsid="0005ff07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c9211e" fo:font-size="18pt" fo:font-weight="bold" officeooo:rsid="0002c7a5" officeooo:paragraph-rsid="0002c7a5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margin-top="0cm" fo:margin-bottom="0.499cm" loext:contextual-spacing="false" style:line-height-at-least="0.635cm"/>
      <style:text-properties fo:color="#cccccc" style:font-name="Droid Sans Mono" fo:font-size="13.5pt" fo:font-weight="normal" officeooo:rsid="0005ff07" officeooo:paragraph-rsid="0005ff07" fo:background-color="#1f1f1f"/>
    </style:style>
    <style:style style:name="P14" style:family="paragraph" style:parent-style-name="Text_20_body">
      <style:text-properties fo:font-size="18pt"/>
    </style:style>
    <style:style style:name="P15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Text_20_body">
      <style:text-properties fo:font-size="18pt" officeooo:rsid="0012c5d2" officeooo:paragraph-rsid="0012c5d2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officeooo:rsid="000988d4" officeooo:paragraph-rsid="000988d4"/>
    </style:style>
    <style:style style:name="T1" style:family="text">
      <style:text-properties loext:padding="0cm" loext:border="non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5.75pt" style:font-size-complex="18pt" loext:padding="0cm" loext:border="none"/>
    </style:style>
    <style:style style:name="T5" style:family="text">
      <style:text-properties officeooo:rsid="0005ff07"/>
    </style:style>
    <style:style style:name="T6" style:family="text">
      <style:text-properties fo:font-variant="normal" fo:text-transform="none" style:font-name="Inter" fo:font-size="12pt" fo:letter-spacing="normal" fo:font-style="normal" fo:font-weight="normal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loext:padding="0cm" loext:border="none"/>
    </style:style>
    <style:style style:name="T9" style:family="text">
      <style:text-properties style:font-size-asian="18pt"/>
    </style:style>
    <style:style style:name="T10" style:family="text">
      <style:text-properties style:font-size-asian="18pt" style:font-size-complex="18pt"/>
    </style:style>
    <style:style style:name="T11" style:family="text">
      <style:text-properties style:font-size-asian="18pt" style:font-size-complex="18pt" loext:padding="0cm" loext:border="none"/>
    </style:style>
    <style:style style:name="T12" style:family="text">
      <style:text-properties officeooo:rsid="00132d4b" style:font-size-asian="18pt"/>
    </style:style>
    <style:style style:name="T13" style:family="text">
      <style:text-properties officeooo:rsid="00175aa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ifecycle Rules</text:p>
      <text:p text:style-name="Text_20_body"><text:span text:style-name="T3">We have a directory created called </text:span><text:span text:style-name="Source_20_Text"><text:span text:style-name="T3">/root/terraform-projects/project-mysterio</text:span></text:span><text:span text:style-name="T3">. The </text:span><text:span text:style-name="Source_20_Text"><text:span text:style-name="T3">main.tf </text:span></text:span><text:span text:style-name="T3">file already has a couple of resource blocks.</text:span></text:p>
      <text:p text:style-name="P15">Which resource types do the<text:span text:style-name="T5">local_file </text:span>y use?</text:p>
      <text:p text:style-name="P10">resource "local_file" "file" {</text:p>
      <text:p text:style-name="P10">filename = var.filename</text:p>
      <text:p text:style-name="P10">file_permission = var.permission</text:p>
      <text:p text:style-name="P10">content = random_string.string.id</text:p>
      <text:p text:style-name="P10">}</text:p>
      <text:p text:style-name="P10"/>
      <text:p text:style-name="P10">resource "random_string" "string" {</text:p>
      <text:p text:style-name="P10">length = var.length</text:p>
      <text:p text:style-name="P10">keepers = {</text:p>
      <text:p text:style-name="P10">length = var.length</text:p>
      <text:p text:style-name="P10">} </text:p>
      <text:p text:style-name="P10">}</text:p>
      <text:p text:style-name="P11">local_file <text:span text:style-name="T5">&amp;&amp; <text:s/>random_string</text:span></text:p>
      <text:p text:style-name="P13"/>
      <text:p text:style-name="P2"/>
      <text:p text:style-name="P9">Now, create these two resources that have been defined in this configuration file.</text:p>
      <text:p text:style-name="P3">terraform init</text:p>
      <text:p text:style-name="P3">terraform plan</text:p>
      <text:p text:style-name="P3">terraform apply</text:p>
      <text:p text:style-name="P2"/>
      <text:p text:style-name="P17"><text:span text:style-name="T4">Which resource is created first in this case?</text:span></text:p>
      <text:p text:style-name="P18"><text:span text:style-name="T4">String [Checked by analyzing terraform execution plan]</text:span></text:p>
      <text:p text:style-name="P18"><text:span text:style-name="T4"/></text:p>
      <text:p text:style-name="Text_20_body"><text:span text:style-name="T3">We have modified the resource configuration again. Run a </text:span><text:span text:style-name="Source_20_Text"><text:span text:style-name="T3">terraform plan </text:span></text:span><text:span text:style-name="T3">now. What would happen?</text:span></text:p>
      <text:p text:style-name="P4"><text:soft-page-break/>Both resources replaced</text:p>
      <text:p text:style-name="P2"/>
      <text:p text:style-name="Standard"><text:span text:style-name="T3">Why is the </text:span><text:span text:style-name="Source_20_Text"><text:span text:style-name="T3">string </text:span></text:span><text:span text:style-name="T3">resource being re-created?</text:span></text:p>
      <text:p text:style-name="P5">The value for the argument was changed.</text:p>
      <text:p text:style-name="P5"/>
      <text:p text:style-name="Text_20_body"><text:span text:style-name="T3">Let's change the order in which the resource called </text:span><text:span text:style-name="Source_20_Text"><text:span text:style-name="T3">string </text:span></text:span><text:span text:style-name="T3">is recreated. Update the configuration so that when applied, a new </text:span><text:span text:style-name="Source_20_Text"><text:span text:style-name="T3">random string </text:span></text:span><text:span text:style-name="T3">is created first before the old one is destroyed.</text:span></text:p>
      <text:p text:style-name="Text_20_body"><text:span text:style-name="T3">When ready, apply the changes with </text:span><text:span text:style-name="Source_20_Text"><text:span text:style-name="T3">terraform apply</text:span></text:span></text:p>
      <text:p text:style-name="P10">resource "local_file" "file" {</text:p>
      <text:p text:style-name="P10">filename = var.filename</text:p>
      <text:p text:style-name="P10">file_permission = var.permission</text:p>
      <text:p text:style-name="P10">content = random_string.string.id</text:p>
      <text:p text:style-name="P10">}</text:p>
      <text:p text:style-name="P10"/>
      <text:p text:style-name="P10">resource "random_string" "string" {</text:p>
      <text:p text:style-name="P10">length = var.length</text:p>
      <text:p text:style-name="P10">keepers = {</text:p>
      <text:p text:style-name="P10">length = var.length</text:p>
      <text:p text:style-name="P10">} </text:p>
      <text:p text:style-name="P10">lifecycle {</text:p>
      <text:p text:style-name="P10">create_before_destroy = true</text:p>
      <text:p text:style-name="P10">}</text:p>
      <text:p text:style-name="P1"><text:span text:style-name="T10">}</text:span></text:p>
      <text:p text:style-name="P1"><text:span text:style-name="T10"/></text:p>
      <text:p text:style-name="Text_20_body"><text:span text:style-name="T3">The resource block for the </text:span><text:span text:style-name="Source_20_Text"><text:span text:style-name="T3">file </text:span></text:span><text:span text:style-name="T3">resource has been updated! This will force the resource to be recreated during the next </text:span><text:span text:style-name="Source_20_Text"><text:span text:style-name="T3">apply</text:span></text:span><text:span text:style-name="T3">! But, before that, let's also add a </text:span><text:span text:style-name="Source_20_Text"><text:span text:style-name="T3">lifecycle </text:span></text:span><text:span text:style-name="T3">rule of </text:span><text:span text:style-name="Source_20_Text"><text:span text:style-name="T3">create_before_destroy </text:span></text:span><text:span text:style-name="T3">to this resource block.<text:line-break/>When ready, apply the changes with </text:span><text:span text:style-name="Source_20_Text"><text:span text:style-name="T3">terraform apply</text:span></text:span></text:p>
      <text:p text:style-name="Text_20_body"><text:soft-page-break/><text:span text:style-name="T3">Important: Once the lifecycle rule has been added, only run the </text:span><text:span text:style-name="Source_20_Text"><text:span text:style-name="T3">apply </text:span></text:span><text:span text:style-name="T3">command </text:span><text:span text:style-name="Emphasis"><text:span text:style-name="T3">once</text:span></text:span><text:span text:style-name="T3">. We will learn why soon.</text:span></text:p>
      <text:p text:style-name="P16"><text:span text:style-name="T11">terraform apply command ran successfully!</text:span></text:p>
      <text:p text:style-name="P14"><text:span text:style-name="T11"/></text:p>
      <text:p text:style-name="Text_20_body"><text:span text:style-name="T3">Great! We have now added the </text:span><text:span text:style-name="Source_20_Text"><text:span text:style-name="T3">lifecycle </text:span></text:span><text:span text:style-name="T3">rule and forced the resources to be created first and then destroyed.<text:line-break/>What is the </text:span><text:span text:style-name="Source_20_Text"><text:span text:style-name="T3">id </text:span></text:span><text:span text:style-name="T3">of the </text:span><text:span text:style-name="Source_20_Text"><text:span text:style-name="T3">file </text:span></text:span><text:span text:style-name="T3">resource we just created?</text:span></text:p>
      <text:p text:style-name="Text_20_body"><text:span text:style-name="T3">Run </text:span><text:span text:style-name="Source_20_Text"><text:span text:style-name="T3">terraform show </text:span></text:span><text:span text:style-name="T3">or </text:span><text:span text:style-name="Source_20_Text"><text:span text:style-name="T3">terraform state show local_file.file </text:span></text:span><text:span text:style-name="T3">to find out.</text:span></text:p>
      <text:p text:style-name="P1"><text:span text:style-name="T10">directory_permission = "0777"</text:span></text:p>
      <text:p text:style-name="P1"><text:span text:style-name="T10"><text:s text:c="4"/>file_permission <text:s text:c="5"/>= "770"</text:span></text:p>
      <text:p text:style-name="P1"><text:span text:style-name="T10"><text:s text:c="4"/>filename <text:s text:c="12"/>= "/root/random_text"</text:span></text:p>
      <text:p text:style-name="P1"><text:span text:style-name="T10"><text:s text:c="4"/>id <text:s text:c="18"/>= "2076c81a3a3f22335ea04cd99dbd694ccfef79da"</text:span></text:p>
      <text:p text:style-name="P1"><text:span text:style-name="T10">}</text:span></text:p>
      <text:p text:style-name="P5"/>
      <text:p text:style-name="P6"><text:span text:style-name="T12">Ans: </text:span><text:span text:style-name="T9">2076c81a3a3f22335ea04cd99dbd694ccfef79da</text:span></text:p>
      <text:p text:style-name="P2"/>
      <text:p text:style-name="Text_20_body"><text:span text:style-name="T3">Read the contents of the file </text:span><text:span text:style-name="Source_20_Text"><text:span text:style-name="T3">/root/random_text </text:span></text:span><text:span text:style-name="T3">manually. (Try opening with Visual Studio Code / cat command or a text editor)</text:span></text:p>
      <text:p text:style-name="P15">What is the content of this file?</text:p>
      <text:p text:style-name="P7">No such file or directory</text:p>
      <text:p text:style-name="P2"/>
      <text:p text:style-name="Text_20_body"><text:span text:style-name="T3">We have now wiped out the resources that were created in this configuration directory and updated the </text:span><text:span text:style-name="Source_20_Text"><text:span text:style-name="T3">main.tf </text:span></text:span><text:span text:style-name="T3">file.<text:line-break/>Now, it only contains a single </text:span><text:span text:style-name="Source_20_Text"><text:span text:style-name="T3">random_pet </text:span></text:span><text:span text:style-name="T3">resource called </text:span><text:span text:style-name="Source_20_Text"><text:span text:style-name="T3">super_pet</text:span></text:span><text:span text:style-name="T3">.</text:span></text:p>
      <text:p text:style-name="Text_20_body"><text:span text:style-name="T3">Under which circumstances will a new </text:span><text:span text:style-name="Source_20_Text"><text:span text:style-name="T3">pet id </text:span></text:span><text:span text:style-name="T3">be created?</text:span></text:p>
      <text:p text:style-name="P8"><text:soft-page-break/>Both</text:p>
      <text:p text:style-name="P8"/>
      <text:p text:style-name="Standard"><text:span text:style-name="T3">Now, update the configuration so that the resource </text:span><text:span text:style-name="Source_20_Text"><text:span text:style-name="T3">super_pet </text:span></text:span><text:span text:style-name="T3">is not destroyed under any circumstances with a </text:span><text:span text:style-name="Source_20_Text"><text:span text:style-name="T3">terraform destroy </text:span></text:span><text:span text:style-name="T3">or </text:span><text:span text:style-name="Source_20_Text"><text:span text:style-name="T3">terraform apply </text:span></text:span><text:span text:style-name="T3">command.</text:span></text:p>
      <text:p text:style-name="P2">resource "random_pet" "super_pet" {</text:p>
      <text:p text:style-name="P2"><text:s text:c="4"/>length = var.length</text:p>
      <text:p text:style-name="P2"><text:s text:c="4"/>prefix = var.prefix</text:p>
      <text:p text:style-name="P2"><text:s text:c="4"/>lifecycle {</text:p>
      <text:p text:style-name="P2"><text:s text:c="6"/>prevent_destroy = true</text:p>
      <text:p text:style-name="P2"><text:s text:c="4"/>}</text:p>
      <text:p text:style-name="P2">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09:56:15.853847663</meta:creation-date>
    <dc:date>2024-04-24T10:27:28.959901816</dc:date>
    <meta:editing-duration>PT31M4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4" meta:paragraph-count="66" meta:word-count="437" meta:character-count="2927" meta:non-whitespace-character-count="2484"/>
  </office:meta>
</office:document-meta>
</file>